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18.02cm" style:page-number="0" table:align="left" style:writing-mode="lr-tb"/>
    </style:style>
    <style:style style:name="Таблица1.A" style:family="table-column">
      <style:table-column-properties style:column-width="3.501cm"/>
    </style:style>
    <style:style style:name="Таблица1.B" style:family="table-column">
      <style:table-column-properties style:column-width="1.251cm"/>
    </style:style>
    <style:style style:name="Таблица1.D" style:family="table-column">
      <style:table-column-properties style:column-width="8.25cm"/>
    </style:style>
    <style:style style:name="Таблица1.E" style:family="table-column">
      <style:table-column-properties style:column-width="1.517cm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bottom" fo:padding="0.097cm" fo:border="none" style:writing-mode="lr-tb"/>
    </style:style>
    <style:style style:name="Таблица1.A2" style:family="table-cell">
      <style:table-cell-properties style:vertical-align="bottom" fo:padding-left="0.049cm" fo:padding-right="0.049cm" fo:padding-top="0cm" fo:padding-bottom="0cm" fo:border-left="none" fo:border-right="none" fo:border-top="none" fo:border-bottom="0.018cm solid #000000" style:writing-mode="lr-tb"/>
    </style:style>
    <style:style style:name="Таблица1.B2" style:family="table-cell">
      <style:table-cell-properties style:vertical-align="bottom" fo:padding-left="0.049cm" fo:padding-right="0.049cm" fo:padding-top="0cm" fo:padding-bottom="0cm" fo:border="none" style:writing-mode="lr-tb"/>
    </style:style>
    <style:style style:name="Таблица1.E2" style:family="table-cell" style:data-style-name="N100">
      <style:table-cell-properties style:vertical-align="middle" fo:padding-left="0.049cm" fo:padding-right="0.049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8cm" table:align="margins" style:writing-mode="lr-tb"/>
    </style:style>
    <style:style style:name="Таблица2.A" style:family="table-column">
      <style:table-column-properties style:column-width="8.802cm" style:rel-column-width="32046*"/>
    </style:style>
    <style:style style:name="Таблица2.B" style:family="table-column">
      <style:table-column-properties style:column-width="3.498cm" style:rel-column-width="12735*"/>
    </style:style>
    <style:style style:name="Таблица2.C" style:family="table-column">
      <style:table-column-properties style:column-width="0.508cm" style:rel-column-width="1852*"/>
    </style:style>
    <style:style style:name="Таблица2.D" style:family="table-column">
      <style:table-column-properties style:column-width="3.475cm" style:rel-column-width="12651*"/>
    </style:style>
    <style:style style:name="Таблица2.E" style:family="table-column">
      <style:table-column-properties style:column-width="1.065cm" style:rel-column-width="3877*"/>
    </style:style>
    <style:style style:name="Таблица2.F" style:family="table-column">
      <style:table-column-properties style:column-width="0.653cm" style:rel-column-width="2374*"/>
    </style:style>
    <style:style style:name="Таблица2.1" style:family="table-row">
      <style:table-row-properties style:min-row-height="0.697cm" style:keep-together="true" fo:keep-together="auto"/>
    </style:style>
    <style:style style:name="Таблица2.A1" style:family="table-cell">
      <style:table-cell-properties style:vertical-align="bottom" fo:padding-left="0.049cm" fo:padding-right="0.049cm" fo:padding-top="0cm" fo:padding-bottom="0cm" fo:border="none" style:writing-mode="lr-tb"/>
    </style:style>
    <style:style style:name="Таблица2.B1" style:family="table-cell">
      <style:table-cell-properties style:vertical-align="bottom" fo:padding-left="0.049cm" fo:padding-right="0.049cm" fo:padding-top="0cm" fo:padding-bottom="0cm" fo:border-left="none" fo:border-right="none" fo:border-top="none" fo:border-bottom="0.018cm solid #000000" style:writing-mode="lr-tb"/>
    </style:style>
    <style:style style:name="Таблица2.F1" style:family="table-cell">
      <style:table-cell-properties style:vertical-align="bottom" fo:padding-left="0.049cm" fo:padding-right="0.049cm" fo:padding-top="0cm" fo:padding-bottom="0cm" fo:border="0.018cm solid #000000" style:writing-mode="lr-tb"/>
    </style:style>
    <style:style style:name="Таблица2.2" style:family="table-row">
      <style:table-row-properties style:keep-together="true" fo:keep-together="auto"/>
    </style:style>
    <style:style style:name="Таблица2.E2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Таблица3" style:family="table">
      <style:table-properties style:width="18.006cm" table:align="left" style:writing-mode="lr-tb"/>
    </style:style>
    <style:style style:name="Таблица3.A" style:family="table-column">
      <style:table-column-properties style:column-width="2cm"/>
    </style:style>
    <style:style style:name="Таблица3.B" style:family="table-column">
      <style:table-column-properties style:column-width="2.501cm"/>
    </style:style>
    <style:style style:name="Таблица3.C" style:family="table-column">
      <style:table-column-properties style:column-width="3cm"/>
    </style:style>
    <style:style style:name="Таблица3.D" style:family="table-column">
      <style:table-column-properties style:column-width="1cm"/>
    </style:style>
    <style:style style:name="Таблица3.E" style:family="table-column">
      <style:table-column-properties style:column-width="1.499cm"/>
    </style:style>
    <style:style style:name="Таблица3.F" style:family="table-column">
      <style:table-column-properties style:column-width="1.002cm"/>
    </style:style>
    <style:style style:name="Таблица3.G" style:family="table-column">
      <style:table-column-properties style:column-width="0.499cm"/>
    </style:style>
    <style:style style:name="Таблица3.J" style:family="table-column">
      <style:table-column-properties style:column-width="0.998cm"/>
    </style:style>
    <style:style style:name="Таблица3.K" style:family="table-column">
      <style:table-column-properties style:column-width="1.503cm"/>
    </style:style>
    <style:style style:name="Таблица3.1" style:family="table-row">
      <style:table-row-properties style:min-row-height="1.446cm" style:keep-together="true" fo:keep-together="auto"/>
    </style:style>
    <style:style style:name="Таблица3.A1" style:family="table-cell">
      <style:table-cell-properties style:vertical-align="top" fo:padding-left="0.049cm" fo:padding-right="0.049cm" fo:padding-top="0cm" fo:padding-bottom="0cm" fo:border-left="none" fo:border-right="none" fo:border-top="none" fo:border-bottom="0.018cm solid #000000" style:writing-mode="lr-tb"/>
    </style:style>
    <style:style style:name="Таблица3.B1" style:family="table-cell">
      <style:table-cell-properties style:vertical-align="top" fo:padding-left="0.049cm" fo:padding-right="0.049cm" fo:padding-top="0cm" fo:padding-bottom="0cm" fo:border-left="0.018cm solid #000000" fo:border-right="none" fo:border-top="none" fo:border-bottom="0.018cm solid #000000" style:writing-mode="lr-tb"/>
    </style:style>
    <style:style style:name="Таблица3.2" style:family="table-row">
      <style:table-row-properties style:min-row-height="1.499cm" style:keep-together="false" fo:keep-together="always"/>
    </style:style>
    <style:style style:name="Таблица3.A2.1" style:family="table-column">
      <style:table-column-properties style:column-width="5.001cm"/>
    </style:style>
    <style:style style:name="Таблица3.A2.1" style:family="table-row">
      <style:table-row-properties style:min-row-height="0.75cm" style:keep-together="false" fo:keep-together="always"/>
    </style:style>
    <style:style style:name="Таблица3.A2.1.1" style:family="table-cell">
      <style:table-cell-properties style:vertical-align="middle" fo:padding-left="0.049cm" fo:padding-right="0.049cm" fo:padding-top="0cm" fo:padding-bottom="0cm" fo:border-left="none" fo:border-right="none" fo:border-top="none" fo:border-bottom="0.018cm solid #000000" style:writing-mode="lr-tb"/>
    </style:style>
    <style:style style:name="Таблица3.A2.2.1" style:family="table-cell">
      <style:table-cell-properties style:vertical-align="middle" fo:padding-left="0.049cm" fo:padding-right="0.049cm" fo:padding-top="0cm" fo:padding-bottom="0cm" fo:border-left="0.018cm solid #000000" fo:border-right="none" fo:border-top="none" fo:border-bottom="0.018cm solid #000000" style:writing-mode="lr-tb"/>
    </style:style>
    <style:style style:name="Таблица3.A2.1.2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Таблица3.3" style:family="table-row">
      <style:table-row-properties style:keep-together="false" fo:keep-together="always"/>
    </style:style>
    <style:style style:name="Таблица3.A3.1" style:family="table-column">
      <style:table-column-properties style:column-width="10.001cm"/>
    </style:style>
    <style:style style:name="Таблица3.A3.1" style:family="table-row">
      <style:table-row-properties style:min-row-height="0.988cm" style:keep-together="false" fo:keep-together="always"/>
    </style:style>
    <style:style style:name="Таблица3.A3.2" style:family="table-row">
      <style:table-row-properties style:min-row-height="0.497cm" style:keep-together="false" fo:keep-together="always"/>
    </style:style>
    <style:style style:name="Таблица3.A3.1.2" style:family="table-cell">
      <style:table-cell-properties style:vertical-align="bottom" fo:padding-left="0.049cm" fo:padding-right="0.049cm" fo:padding-top="0cm" fo:padding-bottom="0cm" fo:border-left="none" fo:border-right="none" fo:border-top="none" fo:border-bottom="0.018cm solid #000000" style:writing-mode="lr-tb"/>
    </style:style>
    <style:style style:name="Таблица3.H3" style:family="table-cell">
      <style:table-cell-properties style:vertical-align="top" fo:padding-left="0.049cm" fo:padding-right="0.049cm" fo:padding-top="0cm" fo:padding-bottom="0cm" fo:border-left="0.018cm solid #000000" fo:border-right="none" fo:border-top="none" fo:border-bottom="none" style:writing-mode="lr-tb"/>
    </style:style>
    <style:style style:name="Таблица3.F4.1" style:family="table-column">
      <style:table-column-properties style:column-width="1.501cm"/>
    </style:style>
    <style:style style:name="Таблица3.F4.2" style:family="table-column">
      <style:table-column-properties style:column-width="6.503cm"/>
    </style:style>
    <style:style style:name="Таблица3.F4.1" style:family="table-row">
      <style:table-row-properties style:min-row-height="0.494cm" style:keep-together="false" fo:keep-together="always"/>
    </style:style>
    <style:style style:name="Таблица3.F4.2.1" style:family="table-cell">
      <style:table-cell-properties style:vertical-align="middle" fo:padding-left="0.049cm" fo:padding-right="0.049cm" fo:padding-top="0cm" fo:padding-bottom="0cm" fo:border-left="0.018cm solid #000000" fo:border-right="none" fo:border-top="none" fo:border-bottom="none" style:writing-mode="lr-tb"/>
    </style:style>
    <style:style style:name="Таблица3.F4.2" style:family="table-row">
      <style:table-row-properties style:min-row-height="0.476cm" style:keep-together="false" fo:keep-together="always"/>
    </style:style>
    <style:style style:name="Таблица3.F6.2" style:family="table-row">
      <style:table-row-properties style:min-row-height="0.517cm" style:keep-together="false" fo:keep-together="always"/>
    </style:style>
    <style:style style:name="Таблица3.7" style:family="table-row">
      <style:table-row-properties style:min-row-height="0.515cm" style:keep-together="false" fo:keep-together="always"/>
    </style:style>
    <style:style style:name="Таблица3.A7" style:family="table-cell">
      <style:table-cell-properties style:vertical-align="bottom" fo:padding-left="0.049cm" fo:padding-right="0.049cm" fo:padding-top="0cm" fo:padding-bottom="0cm" fo:border="none" style:writing-mode="lr-tb"/>
    </style:style>
    <style:style style:name="Таблица3.A8.1" style:family="table-row">
      <style:table-row-properties style:min-row-height="0.459cm" style:keep-together="false" fo:keep-together="always"/>
    </style:style>
    <style:style style:name="Таблица3.A8.1.1" style:family="table-cell">
      <style:table-cell-properties style:vertical-align="middle" fo:padding-left="0.049cm" fo:padding-right="0.049cm" fo:padding-top="0cm" fo:padding-bottom="0cm" fo:border-left="none" fo:border-right="none" fo:border-top="0.018cm solid #000000" fo:border-bottom="0.018cm solid #000000" style:writing-mode="lr-tb"/>
    </style:style>
    <style:style style:name="Таблица3.A8.2.1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F8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none" style:writing-mode="lr-tb"/>
    </style:style>
    <style:style style:name="Таблица3.H9" style:family="table-cell">
      <style:table-cell-properties style:vertical-align="middle" fo:padding-left="0.049cm" fo:padding-right="0.049cm" fo:padding-top="0cm" fo:padding-bottom="0cm" fo:border-left="0.018cm solid #000000" fo:border-right="none" fo:border-top="0.018cm solid #000000" fo:border-bottom="none" style:writing-mode="lr-tb"/>
    </style:style>
    <style:style style:name="Таблица3.11" style:family="table-row">
      <style:table-row-properties style:min-row-height="0.476cm" style:keep-together="true" fo:keep-together="auto"/>
    </style:style>
    <style:style style:name="Таблица3.12" style:family="table-row">
      <style:table-row-properties style:min-row-height="0.459cm" style:keep-together="true" fo:keep-together="auto"/>
    </style:style>
    <style:style style:name="Таблица3.A12" style:family="table-cell">
      <style:table-cell-properties style:vertical-align="bottom" fo:padding-left="0.049cm" fo:padding-right="0.049cm" fo:padding-top="0cm" fo:padding-bottom="0cm" fo:border-left="none" fo:border-right="none" fo:border-top="0.018cm solid #000000" fo:border-bottom="0.018cm solid #000000" style:writing-mode="lr-tb"/>
    </style:style>
    <style:style style:name="Таблица3.C12" style:family="table-cell">
      <style:table-cell-properties style:vertical-align="bottom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13" style:family="table-row">
      <style:table-row-properties style:min-row-height="2.454cm" style:keep-together="true" fo:keep-together="auto"/>
    </style:style>
    <style:style style:name="Таблица3.14" style:family="table-row">
      <style:table-row-properties style:min-row-height="0.482cm" style:keep-together="true" fo:keep-together="auto"/>
    </style:style>
    <style:style style:name="Таблица4" style:family="table">
      <style:table-properties style:width="18.002cm" table:align="left" style:writing-mode="lr-tb"/>
    </style:style>
    <style:style style:name="Таблица4.A" style:family="table-column">
      <style:table-column-properties style:column-width="12.002cm"/>
    </style:style>
    <style:style style:name="Таблица4.B" style:family="table-column">
      <style:table-column-properties style:column-width="6.001cm"/>
    </style:style>
    <style:style style:name="Таблица4.1" style:family="table-row">
      <style:table-row-properties style:keep-together="false" fo:keep-together="always"/>
    </style:style>
    <style:style style:name="Таблица4.A1.1.1" style:family="table-cell">
      <style:table-cell-properties style:vertical-align="bottom" fo:padding-left="0.049cm" fo:padding-right="0.049cm" fo:padding-top="0cm" fo:padding-bottom="0cm" fo:border="none" style:writing-mode="lr-tb"/>
    </style:style>
    <style:style style:name="Таблица4.A1.2.1" style:family="table-cell">
      <style:table-cell-properties style:vertical-align="bottom" fo:padding-left="0.049cm" fo:padding-right="0.049cm" fo:padding-top="0cm" fo:padding-bottom="0cm" fo:border-left="none" fo:border-right="none" fo:border-top="none" fo:border-bottom="0.018cm solid #000000" style:writing-mode="lr-tb"/>
    </style:style>
    <style:style style:name="Таблица4.A1.2" style:family="table-row">
      <style:table-row-properties style:min-row-height="1.446cm" style:keep-together="false" fo:keep-together="always"/>
    </style:style>
    <style:style style:name="Таблица4.A1.1.2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  <style:text-properties fo:font-size="7pt" fo:font-weight="bold" style:font-size-asian="7pt" style:font-weight-asian="bold"/>
    </style:style>
    <style:style style:name="P2" style:family="paragraph" style:parent-style-name="Normal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Normal">
      <style:paragraph-properties style:snap-to-layout-grid="false"/>
    </style:style>
    <style:style style:name="P4" style:family="paragraph" style:parent-style-name="Normal">
      <style:text-properties fo:font-size="8pt" style:font-size-asian="8pt"/>
    </style:style>
    <style:style style:name="P5" style:family="paragraph" style:parent-style-name="Normal">
      <style:paragraph-properties style:snap-to-layout-grid="false"/>
      <style:text-properties fo:font-size="8pt" style:font-size-asian="8pt"/>
    </style:style>
    <style:style style:name="P6" style:family="paragraph" style:parent-style-name="Normal">
      <style:paragraph-properties fo:text-align="center" style:justify-single-word="false" style:snap-to-layout-grid="false"/>
      <style:text-properties fo:font-size="8pt" style:font-size-asian="8pt"/>
    </style:style>
    <style:style style:name="P7" style:family="paragraph" style:parent-style-name="Normal">
      <style:paragraph-properties style:snap-to-layout-grid="false"/>
      <style:text-properties fo:language="en" fo:country="US"/>
    </style:style>
    <style:style style:name="P8" style:family="paragraph" style:parent-style-name="Normal">
      <style:paragraph-properties style:snap-to-layout-grid="false"/>
      <style:text-properties fo:font-size="3pt" fo:language="en" fo:country="US" style:font-size-asian="3pt"/>
    </style:style>
    <style:style style:name="P9" style:family="paragraph" style:parent-style-name="Normal">
      <style:paragraph-properties fo:text-align="start" style:justify-single-word="false"/>
      <style:text-properties fo:font-size="11pt" fo:font-weight="bold" style:font-size-asian="11pt" style:font-weight-asian="bold"/>
    </style:style>
    <style:style style:name="P10" style:family="paragraph" style:parent-style-name="Normal">
      <style:paragraph-properties fo:margin-left="0.101cm" fo:margin-right="0cm" fo:text-indent="0cm" style:auto-text-indent="false" style:snap-to-layout-grid="false"/>
    </style:style>
    <style:style style:name="P11" style:family="paragraph" style:parent-style-name="Normal">
      <style:paragraph-properties fo:margin-left="8.001cm" fo:margin-right="0cm" fo:margin-top="0cm" fo:margin-bottom="0.635cm" fo:text-indent="0cm" style:auto-text-indent="false">
        <style:tab-stops>
          <style:tab-stop style:position="6.001cm"/>
        </style:tab-stops>
      </style:paragraph-properties>
    </style:style>
    <style:style style:name="P12" style:family="paragraph" style:parent-style-name="Normal">
      <style:paragraph-properties style:snap-to-layout-grid="false"/>
      <style:text-properties fo:font-size="12pt" fo:font-weight="bold" style:font-size-asian="12pt" style:font-weight-asian="bold"/>
    </style:style>
    <style:style style:name="P13" style:family="paragraph" style:parent-style-name="Normal">
      <style:paragraph-properties style:snap-to-layout-grid="false"/>
    </style:style>
    <style:style style:name="P14" style:family="paragraph" style:parent-style-name="Normal">
      <style:paragraph-properties fo:margin-left="3.201cm" fo:margin-right="0cm" fo:text-align="start" style:justify-single-word="false" fo:text-indent="0cm" style:auto-text-indent="false" style:snap-to-layout-grid="false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DejaVu Sans" fo:font-size="10pt" fo:language="ru" fo:country="RU" fo:font-weight="bold" style:font-size-asian="10pt" style:font-weight-asian="bold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DejaVu Sans" fo:font-size="10pt" fo:language="ru" fo:country="RU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DejaVu Sans" fo:font-size="10pt" fo:language="ru" fo:country="RU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0pt" fo:language="ru" fo:country="RU" fo:font-weight="bold" style:font-size-asian="10pt" style:font-weight-asian="bold" style:font-size-complex="10pt"/>
    </style:style>
    <style:style style:name="P19" style:family="paragraph" style:parent-style-name="Standard">
      <style:paragraph-properties fo:text-align="start" style:justify-single-word="false" style:snap-to-layout-grid="false"/>
      <style:text-properties style:font-name="DejaVu Sans" fo:font-size="10pt" fo:language="ru" fo:country="RU" fo:font-weight="bold" style:font-size-asian="10pt" style:font-weight-asian="bold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DejaVu Sans" fo:font-size="10pt" fo:language="ru" fo:country="RU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DejaVu Sans" fo:font-size="10pt" fo:language="ru" fo:country="RU" style:font-size-asian="10pt" style:font-size-complex="10pt"/>
    </style:style>
    <style:style style:name="P22" style:family="paragraph" style:parent-style-name="Standard">
      <style:paragraph-properties fo:text-align="start" style:justify-single-word="false" style:snap-to-layout-grid="false"/>
      <style:text-properties style:font-name="DejaVu Sans" fo:font-size="10pt" fo:language="ru" fo:country="RU" style:font-size-asian="10pt" style:font-size-complex="10pt"/>
    </style:style>
    <style:style style:name="P23" style:family="paragraph" style:parent-style-name="Standard" style:master-page-name="Standard">
      <style:paragraph-properties fo:margin-top="0cm" fo:margin-bottom="0.423cm" style:line-height-at-least="0.176cm" fo:text-align="start" style:justify-single-word="false" style:page-number="auto" fo:break-before="page" style:snap-to-layout-grid="false"/>
      <style:text-properties style:font-name="Times New Roman" fo:font-size="10pt" fo:language="ru" fo:country="RU" fo:font-weight="bold" style:font-size-asian="10pt" style:font-weight-asian="bold" style:font-size-complex="10pt"/>
    </style:style>
    <style:style style:name="P24" style:family="paragraph" style:parent-style-name="Table_20_Contents">
      <style:paragraph-properties fo:margin-top="0cm" fo:margin-bottom="0.423cm" style:line-height-at-least="0.176cm" fo:text-align="start" style:justify-single-word="false" style:snap-to-layout-grid="false"/>
      <style:text-properties style:font-name="Liberation Sans" fo:font-size="10pt" fo:language="ru" fo:country="RU" fo:font-weight="bold" style:font-size-asian="10pt" style:font-weight-asian="bold" style:font-size-complex="10pt"/>
    </style:style>
    <style:style style:name="T1" style:family="text">
      <style:text-properties fo:font-size="8pt" fo:language="en" fo:country="US" style:font-size-asian="8pt"/>
    </style:style>
    <style:style style:name="T2" style:family="text">
      <style:text-properties fo:font-size="8pt" style:font-size-asian="8pt"/>
    </style:style>
    <style:style style:name="T3" style:family="text">
      <style:text-properties fo:language="en" fo:country="US"/>
    </style:style>
    <style:style style:name="T4" style:family="text">
      <style:text-properties fo:font-size="9pt" fo:language="en" fo:country="US" fo:font-style="italic" style:font-size-asian="9pt" style:font-style-asian="italic" style:font-size-complex="9pt" style:font-style-complex="italic"/>
    </style:style>
    <style:style style:name="T5" style:family="text">
      <style:text-properties style:font-name="DejaVu Sans" fo:font-size="9pt" fo:language="en" fo:country="US" fo:font-style="italic" style:font-size-asian="9pt" style:font-style-asian="italic" style:font-size-complex="9pt" style:font-style-complex="italic"/>
    </style:style>
    <style:style style:name="T6" style:family="text">
      <style:text-properties style:font-name="DejaVu Sans" fo:font-size="9pt" fo:font-style="italic" style:font-size-asian="9pt" style:font-style-asian="italic" style:font-size-complex="9pt" style:font-style-complex="italic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variable-decls>
        <text:variable-decl office:value-type="float" text:name="docsu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Раздел1"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A"/>
          <table:table-column table:style-name="Таблица1.D"/>
          <table:table-column table:style-name="Таблица1.E"/>
          <table:table-row table:style-name="Таблица1.1">
            <table:table-cell table:style-name="Таблица1.A1" table:number-columns-spanned="5" office:value-type="string">
              <text:p text:style-name="P23"><text:placeholder text:placeholder-type="text">&lt;for each="request in objects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.1">
            <table:table-cell table:style-name="Таблица1.A2" office:value-type="string">
              <text:p text:style-name="P2"/>
            </table:table-cell>
            <table:table-cell table:style-name="Таблица1.B2" office:value-type="string">
              <text:p text:style-name="P3"/>
            </table:table-cell>
            <table:table-cell table:style-name="Таблица1.A2" office:value-type="string">
              <text:p text:style-name="P3"/>
            </table:table-cell>
            <table:table-cell table:style-name="Таблица1.B2" office:value-type="string">
              <text:p text:style-name="P3"/>
            </table:table-cell>
            <table:table-cell table:style-name="Таблица1.E2" office:value-type="float" office:value="401060">
              <text:p text:style-name="P3">0401060</text:p>
            </table:table-cell>
          </table:table-row>
          <table:table-row table:style-name="Таблица1.1">
            <table:table-cell table:style-name="Таблица1.B2" office:value-type="string">
              <text:p text:style-name="P5">Поступ. в банк плат.</text:p>
            </table:table-cell>
            <table:table-cell table:style-name="Таблица1.B2" office:value-type="string">
              <text:p text:style-name="P5"/>
            </table:table-cell>
            <table:table-cell table:style-name="Таблица1.B2" office:value-type="string">
              <text:p text:style-name="P3"><text:span text:style-name="T1"><text:s text:c="7"/></text:span><text:span text:style-name="T2">Списано со сч. плат.</text:span></text:p>
            </table:table-cell>
            <table:table-cell table:style-name="Таблица1.B2" office:value-type="string">
              <text:p text:style-name="P5"/>
            </table:table-cell>
            <table:table-cell table:style-name="Таблица1.B2" office:value-type="string">
              <text:p text:style-name="P5"/>
            </table:table-cell>
          </table:table-row>
        </table:table>
        <text:p text:style-name="Normal"/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column table:style-name="Таблица2.D"/>
          <table:table-column table:style-name="Таблица2.E"/>
          <table:table-column table:style-name="Таблица2.F"/>
          <table:table-row table:style-name="Таблица2.1">
            <table:table-cell table:style-name="Таблица2.A1" office:value-type="string">
              <text:p text:style-name="P2">ПЛАТЕЖНОЕ ПОРУЧЕНИЕ № </text:p>
            </table:table-cell>
            <table:table-cell table:style-name="Таблица2.B1" office:value-type="string">
              <text:p text:style-name="P15"><text:bookmark-start text:name="ТекстовоеПоле1"/><text:span text:style-name="T4"><text:placeholder text:placeholder-type="text">&lt;line.name&gt;</text:placeholder></text:span><text:bookmark-end text:name="ТекстовоеПоле1"/></text:p>
            </table:table-cell>
            <table:table-cell table:style-name="Таблица2.A1" office:value-type="string">
              <text:p text:style-name="P3"/>
            </table:table-cell>
            <table:table-cell table:style-name="Таблица2.B1" office:value-type="string">
              <text:p text:style-name="P15"><text:span text:style-name="T4"><text:placeholder text:placeholder-type="text">&lt;line.name&gt;</text:placeholder></text:span></text:p>
            </table:table-cell>
            <table:table-cell table:style-name="Таблица2.A1" office:value-type="string">
              <text:p text:style-name="P3"/>
            </table:table-cell>
            <table:table-cell table:style-name="Таблица2.F1" office:value-type="string">
              <text:p text:style-name="P20"><text:span text:style-name="T4"><text:placeholder text:placeholder-type="text">&lt;line.name&gt;</text:placeholder></text:span></text:p>
            </table:table-cell>
          </table:table-row>
          <table:table-row table:style-name="Таблица2.2">
            <table:table-cell table:style-name="Таблица2.A1" office:value-type="string">
              <text:p text:style-name="P5"/>
            </table:table-cell>
            <table:table-cell table:style-name="Таблица2.A1" office:value-type="string">
              <text:p text:style-name="P6">Дата</text:p>
            </table:table-cell>
            <table:table-cell table:style-name="Таблица2.A1" office:value-type="string">
              <text:p text:style-name="P5"/>
            </table:table-cell>
            <table:table-cell table:style-name="Таблица2.A1" office:value-type="string">
              <text:p text:style-name="P6">Вид платежа</text:p>
            </table:table-cell>
            <table:table-cell table:style-name="Таблица2.E2" office:value-type="string">
              <text:p text:style-name="P5"/>
            </table:table-cell>
            <table:table-cell table:style-name="Таблица2.E2" office:value-type="string">
              <text:p text:style-name="P5"/>
            </table:table-cell>
          </table:table-row>
        </table:table>
        <text:p text:style-name="P4"/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column table:style-name="Таблица3.D"/>
          <table:table-column table:style-name="Таблица3.E"/>
          <table:table-column table:style-name="Таблица3.F"/>
          <table:table-column table:style-name="Таблица3.G"/>
          <table:table-column table:style-name="Таблица3.A"/>
          <table:table-column table:style-name="Таблица3.F"/>
          <table:table-column table:style-name="Таблица3.J"/>
          <table:table-column table:style-name="Таблица3.K"/>
          <table:table-column table:style-name="Таблица3.D"/>
          <table:table-row table:style-name="Таблица3.1">
            <table:table-cell table:style-name="Таблица3.A1" office:value-type="string">
              <text:p text:style-name="P3">Сумма</text:p>
              <text:p text:style-name="Normal">прописью</text:p>
            </table:table-cell>
            <table:table-cell table:style-name="Таблица3.B1" table:number-columns-spanned="11" office:value-type="string">
              <text:p text:style-name="P19"><text:span text:style-name="T4"><text:placeholder text:placeholder-type="text">&lt;line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3.2">
            <table:table-cell table:number-columns-spanned="5">
              <table:table table:is-sub-table="true">
                <table:table-column table:style-name="Таблица3.A2.1" table:number-columns-repeated="2"/>
                <table:table-row table:style-name="Таблица3.A2.1">
                  <table:table-cell table:style-name="Таблица3.A2.1.1" office:value-type="string">
                    <text:p text:style-name="P3">ИНН<text:span text:style-name="T3"> <text:s/></text:span><text:span text:style-name="T5"><text:placeholder text:placeholder-type="text">&lt;line.name&gt;</text:placeholder></text:span></text:p>
                  </table:table-cell>
                  <table:table-cell table:style-name="Таблица3.A2.2.1" office:value-type="string">
                    <text:p text:style-name="P10">КПП<text:span text:style-name="T3"> </text:span><text:span text:style-name="T5"><text:placeholder text:placeholder-type="text">&lt;line.name&gt;</text:placeholder></text:span><text:span text:style-name="T3"> </text:span></text:p>
                  </table:table-cell>
                </table:table-row>
                <table:table-row table:style-name="Таблица3.A2.1">
                  <table:table-cell table:style-name="Таблица3.A2.1.2" table:number-columns-spanned="2" office:value-type="string">
                    <text:p text:style-name="P17"><text:span text:style-name="T4"><text:placeholder text:placeholder-type="text">&lt;line.name&gt;</text:placeholder></text:span></text:p>
                  </table:table-cell>
                  <table:covered-table-cell/>
                </table:table-row>
              </table:table>
            </table:table-cell>
            <table:covered-table-cell/>
            <table:covered-table-cell/>
            <table:covered-table-cell/>
            <table:covered-table-cell/>
            <table:table-cell table:style-name="Таблица3.B1" table:number-columns-spanned="2" office:value-type="string">
              <text:p text:style-name="P10">Сумма</text:p>
            </table:table-cell>
            <table:covered-table-cell/>
            <table:table-cell table:style-name="Таблица3.B1" table:number-columns-spanned="5" office:value-type="string">
              <text:p text:style-name="P19"><text:span text:style-name="T4"><text:placeholder text:placeholder-type="text">&lt;line.nam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3.3">
            <table:table-cell table:number-columns-spanned="5">
              <table:table table:is-sub-table="true">
                <table:table-column table:style-name="Таблица3.A3.1"/>
                <table:table-row table:style-name="Таблица3.A3.1">
                  <table:table-cell table:style-name="Таблица3.A2.1.2" office:value-type="string">
                    <text:p text:style-name="Textformatvorlage"/>
                  </table:table-cell>
                </table:table-row>
                <table:table-row table:style-name="Таблица3.A3.2">
                  <table:table-cell table:style-name="Таблица3.A3.1.2" office:value-type="string">
                    <text:p text:style-name="P3">Плательщик</text:p>
                  </table:table-cell>
                </table:table-row>
              </table:table>
            </table:table-cell>
            <table:covered-table-cell/>
            <table:covered-table-cell/>
            <table:covered-table-cell/>
            <table:covered-table-cell/>
            <table:table-cell table:style-name="Таблица3.B1" table:number-columns-spanned="2" office:value-type="string">
              <text:p text:style-name="P10">Сч. №</text:p>
            </table:table-cell>
            <table:covered-table-cell/>
            <table:table-cell table:style-name="Таблица3.H3" table:number-columns-spanned="5" office:value-type="string">
              <text:p text:style-name="P7"><text:s/><text:span text:style-name="T6"><text:placeholder text:placeholder-type="text">&lt;line.nam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3.3">
            <table:table-cell table:style-name="Таблица3.A2.1.2" table:number-columns-spanned="5" office:value-type="string">
              <text:p text:style-name="P19"><text:span text:style-name="T4"><text:placeholder text:placeholder-type="text">&lt;line.name&gt;</text:placeholder></text:span></text:p>
            </table:table-cell>
            <table:covered-table-cell/>
            <table:covered-table-cell/>
            <table:covered-table-cell/>
            <table:covered-table-cell/>
            <table:table-cell table:number-columns-spanned="7">
              <table:table table:is-sub-table="true">
                <table:table-column table:style-name="Таблица3.F4.1"/>
                <table:table-column table:style-name="Таблица3.F4.2"/>
                <table:table-row table:style-name="Таблица3.F4.1">
                  <table:table-cell table:style-name="Таблица3.A2.2.1" office:value-type="string">
                    <text:p text:style-name="P10">БИК</text:p>
                  </table:table-cell>
                  <table:table-cell table:style-name="Таблица3.F4.2.1" office:value-type="string">
                    <text:p text:style-name="P7"><text:s/><text:span text:style-name="T6"><text:placeholder text:placeholder-type="text">&lt;line.name&gt;</text:placeholder></text:span></text:p>
                  </table:table-cell>
                </table:table-row>
                <table:table-row table:style-name="Таблица3.F4.2">
                  <table:table-cell table:style-name="Таблица3.H3" office:value-type="string">
                    <text:p text:style-name="P10">Сч. №</text:p>
                  </table:table-cell>
                  <table:table-cell table:style-name="Таблица3.H3" office:value-type="string">
                    <text:p text:style-name="P7"><text:s/><text:span text:style-name="T6"><text:placeholder text:placeholder-type="text">&lt;line.name&gt;</text:placeholder></text:span></text:p>
                  </table:table-cell>
                </table:table-row>
              </table:table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3.F4.2">
            <table:table-cell table:style-name="Таблица3.A3.1.2" table:number-columns-spanned="5" office:value-type="string">
              <text:p text:style-name="P3">Банк плательщика</text:p>
            </table:table-cell>
            <table:covered-table-cell/>
            <table:covered-table-cell/>
            <table:covered-table-cell/>
            <table:covered-table-cell/>
            <table:table-cell table:style-name="Таблица3.B1" table:number-columns-spanned="2" office:value-type="string">
              <text:p text:style-name="Textformatvorlage"/>
            </table:table-cell>
            <table:covered-table-cell/>
            <table:table-cell table:style-name="Таблица3.B1" table:number-columns-spanned="5" office:value-type="string">
              <text:p text:style-name="Textformatvorlage"/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3.3">
            <table:table-cell table:style-name="Таблица3.A2.1.2" table:number-columns-spanned="5" office:value-type="string">
              <text:p text:style-name="P8"/>
              <text:p text:style-name="P18"><text:span text:style-name="T4"><text:placeholder text:placeholder-type="text">&lt;line.name&gt;</text:placeholder></text:span></text:p>
            </table:table-cell>
            <table:covered-table-cell/>
            <table:covered-table-cell/>
            <table:covered-table-cell/>
            <table:covered-table-cell/>
            <table:table-cell table:number-columns-spanned="7">
              <table:table table:is-sub-table="true">
                <table:table-column table:style-name="Таблица3.F4.1"/>
                <table:table-column table:style-name="Таблица3.F4.2"/>
                <table:table-row table:style-name="Таблица3.F4.1">
                  <table:table-cell table:style-name="Таблица3.A2.2.1" office:value-type="string">
                    <text:p text:style-name="P10">БИК</text:p>
                  </table:table-cell>
                  <table:table-cell table:style-name="Таблица3.F4.2.1" office:value-type="string">
                    <text:p text:style-name="P19"><text:span text:style-name="T4"><text:placeholder text:placeholder-type="text">&lt;line.name&gt;</text:placeholder></text:span></text:p>
                  </table:table-cell>
                </table:table-row>
                <table:table-row table:style-name="Таблица3.F6.2">
                  <table:table-cell table:style-name="Таблица3.H3" office:value-type="string">
                    <text:p text:style-name="P10">Сч. №</text:p>
                  </table:table-cell>
                  <table:table-cell table:style-name="Таблица3.H3" office:value-type="string">
                    <text:p text:style-name="P19"><text:span text:style-name="T4"><text:placeholder text:placeholder-type="text">&lt;line.name&gt;</text:placeholder></text:span></text:p>
                  </table:table-cell>
                </table:table-row>
              </table:table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3.7">
            <table:table-cell table:style-name="Таблица3.A7" table:number-columns-spanned="5" office:value-type="string">
              <text:p text:style-name="P3">Банк получателя</text:p>
            </table:table-cell>
            <table:covered-table-cell/>
            <table:covered-table-cell/>
            <table:covered-table-cell/>
            <table:covered-table-cell/>
            <table:table-cell table:style-name="Таблица3.H3" table:number-columns-spanned="2" office:value-type="string">
              <text:p text:style-name="Textformatvorlage"/>
            </table:table-cell>
            <table:covered-table-cell/>
            <table:table-cell table:style-name="Таблица3.H3" table:number-columns-spanned="5" office:value-type="string">
              <text:p text:style-name="Textformatvorlage"/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3.3">
            <table:table-cell table:number-columns-spanned="5">
              <table:table table:is-sub-table="true">
                <table:table-column table:style-name="Таблица3.A2.1" table:number-columns-repeated="2"/>
                <table:table-row table:style-name="Таблица3.A8.1">
                  <table:table-cell table:style-name="Таблица3.A8.1.1" office:value-type="string">
                    <text:p text:style-name="P3">ИНН<text:span text:style-name="T3"> </text:span><text:span text:style-name="T5"><text:placeholder text:placeholder-type="text">&lt;line.name&gt;</text:placeholder></text:span></text:p>
                  </table:table-cell>
                  <table:table-cell table:style-name="Таблица3.A8.2.1" office:value-type="string">
                    <text:p text:style-name="P10">КПП<text:span text:style-name="T3"> </text:span><text:span text:style-name="T5"><text:placeholder text:placeholder-type="text">&lt;line.name&gt;</text:placeholder></text:span></text:p>
                  </table:table-cell>
                </table:table-row>
                <table:table-row table:style-name="Таблица3.A3.1">
                  <table:table-cell table:style-name="Таблица3.A2.1.2" table:number-columns-spanned="2" office:value-type="string">
                    <text:p text:style-name="P15"><text:span text:style-name="T4"><text:placeholder text:placeholder-type="text">&lt;line.name&gt;</text:placeholder></text:span></text:p>
                  </table:table-cell>
                  <table:covered-table-cell/>
                </table:table-row>
              </table:table>
            </table:table-cell>
            <table:covered-table-cell/>
            <table:covered-table-cell/>
            <table:covered-table-cell/>
            <table:covered-table-cell/>
            <table:table-cell table:style-name="Таблица3.F8" table:number-columns-spanned="2" office:value-type="string">
              <text:p text:style-name="P10">Сч. №</text:p>
            </table:table-cell>
            <table:covered-table-cell/>
            <table:table-cell table:style-name="Таблица3.H3" table:number-columns-spanned="5" office:value-type="string">
              <text:p text:style-name="P19"><text:span text:style-name="T4"><text:placeholder text:placeholder-type="text">&lt;line.nam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3.F4.2">
            <table:table-cell table:style-name="Таблица3.A7" table:number-columns-spanned="5" office:value-type="string">
              <text:p text:style-name="Textformatvorlage"/>
            </table:table-cell>
            <table:covered-table-cell/>
            <table:covered-table-cell/>
            <table:covered-table-cell/>
            <table:covered-table-cell/>
            <table:table-cell table:style-name="Таблица3.A8.2.1" table:number-columns-spanned="2" office:value-type="string">
              <text:p text:style-name="P10">Вид оп.</text:p>
            </table:table-cell>
            <table:covered-table-cell/>
            <table:table-cell table:style-name="Таблица3.H9" office:value-type="string">
              <text:p text:style-name="P16"><text:span text:style-name="T4"><text:placeholder text:placeholder-type="text">&lt;line.name&gt;</text:placeholder></text:span></text:p>
            </table:table-cell>
            <table:table-cell table:style-name="Таблица3.A8.2.1" table:number-columns-spanned="2" office:value-type="string">
              <text:p text:style-name="P10">Срок плат.</text:p>
            </table:table-cell>
            <table:covered-table-cell/>
            <table:table-cell table:style-name="Таблица3.H9" table:number-columns-spanned="2" office:value-type="string">
              <text:p text:style-name="P21"><text:span text:style-name="T4"><text:placeholder text:placeholder-type="text">&lt;line.name&gt;</text:placeholder></text:span></text:p>
            </table:table-cell>
            <table:covered-table-cell/>
          </table:table-row>
          <table:table-row table:style-name="Таблица3.F4.2">
            <table:table-cell table:style-name="Таблица3.A7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table-cell table:style-name="Таблица3.A2.2.1" table:number-columns-spanned="2" office:value-type="string">
              <text:p text:style-name="P10">Наз. пл.</text:p>
            </table:table-cell>
            <table:covered-table-cell/>
            <table:table-cell table:style-name="Таблица3.F4.2.1" office:value-type="string">
              <text:p text:style-name="P21"><text:span text:style-name="T4"><text:placeholder text:placeholder-type="text">&lt;line.name&gt;</text:placeholder></text:span></text:p>
            </table:table-cell>
            <table:table-cell table:style-name="Таблица3.A2.2.1" table:number-columns-spanned="2" office:value-type="string">
              <text:p text:style-name="P10">Очер. плат.</text:p>
            </table:table-cell>
            <table:covered-table-cell/>
            <table:table-cell table:style-name="Таблица3.F4.2.1" table:number-columns-spanned="2" office:value-type="string">
              <text:p text:style-name="P15"><text:span text:style-name="T4"><text:placeholder text:placeholder-type="text">&lt;line.name&gt;</text:placeholder></text:span></text:p>
            </table:table-cell>
            <table:covered-table-cell/>
          </table:table-row>
          <table:table-row table:style-name="Таблица3.11">
            <table:table-cell table:style-name="Таблица3.A7" table:number-columns-spanned="5" office:value-type="string">
              <text:p text:style-name="P3">Получатель</text:p>
            </table:table-cell>
            <table:covered-table-cell/>
            <table:covered-table-cell/>
            <table:covered-table-cell/>
            <table:covered-table-cell/>
            <table:table-cell table:style-name="Таблица3.F4.2.1" table:number-columns-spanned="2" office:value-type="string">
              <text:p text:style-name="P10">Код</text:p>
            </table:table-cell>
            <table:covered-table-cell/>
            <table:table-cell table:style-name="Таблица3.F4.2.1" office:value-type="string">
              <text:p text:style-name="P21"><text:span text:style-name="T4"><text:placeholder text:placeholder-type="text">&lt;line.name&gt;</text:placeholder></text:span></text:p>
            </table:table-cell>
            <table:table-cell table:style-name="Таблица3.F4.2.1" table:number-columns-spanned="2" office:value-type="string">
              <text:p text:style-name="P10">Рез. поле</text:p>
            </table:table-cell>
            <table:covered-table-cell/>
            <table:table-cell table:style-name="Таблица3.F4.2.1" table:number-columns-spanned="2" office:value-type="string">
              <text:p text:style-name="P21"><text:span text:style-name="T4"><text:placeholder text:placeholder-type="text">&lt;line.name&gt;</text:placeholder></text:span></text:p>
            </table:table-cell>
            <table:covered-table-cell/>
          </table:table-row>
          <table:table-row table:style-name="Таблица3.12">
            <table:table-cell table:style-name="Таблица3.A12" table:number-columns-spanned="2" office:value-type="string">
              <text:p text:style-name="P15"><text:span text:style-name="T4"><text:placeholder text:placeholder-type="text">&lt;line.name&gt;</text:placeholder></text:span></text:p>
            </table:table-cell>
            <table:covered-table-cell/>
            <table:table-cell table:style-name="Таблица3.C12" office:value-type="string">
              <text:p text:style-name="P15"><text:span text:style-name="T4"><text:placeholder text:placeholder-type="text">&lt;line.name&gt;</text:placeholder></text:span></text:p>
            </table:table-cell>
            <table:table-cell table:style-name="Таблица3.C12" office:value-type="string">
              <text:p text:style-name="P15"><text:span text:style-name="T4"><text:placeholder text:placeholder-type="text">&lt;line.name&gt;</text:placeholder></text:span></text:p>
            </table:table-cell>
            <table:table-cell table:style-name="Таблица3.C12" table:number-columns-spanned="2" office:value-type="string">
              <text:p text:style-name="P15"><text:span text:style-name="T4"><text:placeholder text:placeholder-type="text">&lt;line.name&gt;</text:placeholder></text:span></text:p>
            </table:table-cell>
            <table:covered-table-cell/>
            <table:table-cell table:style-name="Таблица3.C12" table:number-columns-spanned="3" office:value-type="string">
              <text:p text:style-name="P15"><text:span text:style-name="T4"><text:placeholder text:placeholder-type="text">&lt;line.name&gt;</text:placeholder></text:span></text:p>
            </table:table-cell>
            <table:covered-table-cell/>
            <table:covered-table-cell/>
            <table:table-cell table:style-name="Таблица3.C12" table:number-columns-spanned="2" office:value-type="string">
              <text:p text:style-name="P15"><text:span text:style-name="T4"><text:placeholder text:placeholder-type="text">&lt;line.name&gt;</text:placeholder></text:span></text:p>
            </table:table-cell>
            <table:covered-table-cell/>
            <table:table-cell table:style-name="Таблица3.C12" office:value-type="string">
              <text:p text:style-name="P15"><text:span text:style-name="T4"><text:placeholder text:placeholder-type="text">&lt;line.name&gt;</text:placeholder></text:span></text:p>
            </table:table-cell>
          </table:table-row>
          <table:table-row table:style-name="Таблица3.13">
            <table:table-cell table:style-name="Таблица3.A2.1.2" table:number-columns-spanned="12" office:value-type="string">
              <text:p text:style-name="P22"><text:span text:style-name="T4"><text:placeholder text:placeholder-type="text">&lt;line.name&gt;</text:placeholder></text:span></text:p>
              <text:p text:style-name="P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3.14">
            <table:table-cell table:style-name="Таблица3.A3.1.2" table:number-columns-spanned="12" office:value-type="string">
              <text:p text:style-name="P3">Назначение платеж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1">Подписи<text:tab/>Отметки банка</text:p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>
              <table:table table:is-sub-table="true">
                <table:table-column table:style-name="Таблица4.B" table:number-columns-repeated="2"/>
                <table:table-row table:style-name="Таблица4.1">
                  <table:table-cell table:style-name="Таблица4.A1.1.1" office:value-type="string">
                    <text:p text:style-name="P3"/>
                  </table:table-cell>
                  <table:table-cell table:style-name="Таблица4.A1.2.1" office:value-type="string">
                    <text:p text:style-name="P3"/>
                  </table:table-cell>
                </table:table-row>
                <table:table-row table:style-name="Таблица4.A1.2">
                  <table:table-cell table:style-name="Таблица4.A1.1.2" office:value-type="string">
                    <text:p text:style-name="P14">М.П.</text:p>
                  </table:table-cell>
                  <table:table-cell table:style-name="Таблица4.A1.2.1" office:value-type="string">
                    <text:p text:style-name="P3"/>
                  </table:table-cell>
                </table:table-row>
              </table:table>
            </table:table-cell>
            <table:table-cell table:style-name="Таблица4.A1.1.2" office:value-type="string">
              <text:p text:style-name="P3"/>
            </table:table-cell>
          </table:table-row>
        </table:table>
        <text:p text:style-name="Normal"/>
        <text:p text:style-name="P24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ru" fo:country="RU" style:font-name-asian="Lucida Sans Unicode" style:font-size-asian="12pt" style:language-asian="ru" style:country-asian="RU" style:font-name-complex="Tahoma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Normal" style:family="paragraph">
      <style:paragraph-properties fo:orphans="2" fo:widows="2"/>
      <style:text-properties style:use-window-font-color="true" style:font-name="Times New Roman" fo:font-size="10pt" fo:language="ru" fo:country="RU" style:font-name-asian="Times New Roman" style:font-size-asian="10pt" style:language-asian="ru" style:country-asian="RU" style:font-name-complex="Times New Roman" style:font-size-complex="10pt"/>
    </style:style>
    <style:style style:name="header" style:family="paragraph" style:parent-style-name="Normal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Normal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7pt" fo:font-weight="bold" style:font-size-asian="7pt" style:font-weight-asian="bold"/>
    </style:style>
    <style:page-layout style:name="Mpm1">
      <style:page-layout-properties fo:page-width="21.001cm" fo:page-height="29.7cm" style:num-format="1" style:print-orientation="portrait" fo:margin-top="0.801cm" fo:margin-bottom="1cm" fo:margin-left="2cm" fo:margin-right="1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11-14T01:57:06.05</meta:creation-date>
    <meta:editing-cycles>1</meta:editing-cycles>
    <meta:editing-duration>PT00H00M00S</meta:editing-duration>
    <dc:subject>Финансы</dc:subject>
    <dc:title>Платежное поручение</dc:title>
    <dc:description>Платежка.</dc:description>
    <meta:keyword>форма</meta:keyword>
    <meta:keyword>плата</meta:keyword>
    <meta:keyword>счет</meta:keyword>
    <meta:keyword>бухгалтерия</meta:keyword>
    <meta:document-statistic meta:table-count="4" meta:image-count="0" meta:object-count="0" meta:page-count="1" meta:paragraph-count="63" meta:word-count="93" meta:character-count="698"/>
    <meta:user-defined meta:name="License">&lt;a href="http://templates.services.openoffice.org/bsd-license"&gt;BSD&lt;/a&gt;</meta:user-defined>
  </office:meta>
</office:document-meta>
</file>